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, 'Arial Unicode MS'" style:font-charset="x-symbol"/>
    <style:font-face style:name="Lohit Devanagari2" svg:font-family="'Lohit Devanagari'"/>
    <style:font-face style:name="OpenSymbol1" svg:font-family="OpenSymbol, 'Arial Unicode MS'"/>
    <style:font-face style:name="Open Sans2" svg:font-family="'Open Sans'" style:font-family-generic="swiss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Open Sans" svg:font-family="'Open Sans'" style:font-pitch="variable"/>
    <style:font-face style:name="OpenSymbol" svg:font-family="OpenSymbol, 'Arial Unicode M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 Sans3" svg:font-family="'Open Sans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1-title">
      <style:graphic-properties fo:min-height="3.306cm"/>
      <style:paragraph-properties style:writing-mode="lr-tb"/>
    </style:style>
    <style:style style:name="pr2" style:family="presentation" style:parent-style-name="Vivid1-outline1">
      <style:graphic-properties fo:min-height="13.174cm"/>
      <style:paragraph-properties style:writing-mode="lr-tb"/>
    </style:style>
    <style:style style:name="pr3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outline1">
      <style:graphic-properties fo:min-height="12.754cm"/>
      <style:paragraph-properties style:writing-mode="lr-tb"/>
    </style:style>
    <style:style style:name="pr5" style:family="presentation" style:parent-style-name="Vivid1-notes">
      <style:graphic-properties draw:fill-color="#ffffff" fo:min-height="12.464cm"/>
      <style:paragraph-properties style:writing-mode="lr-tb"/>
    </style:style>
    <style:style style:name="pr6" style:family="presentation" style:parent-style-name="Vivid2-subtitle">
      <style:graphic-properties draw:fill-color="#ffffff" fo:min-height="16.255cm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COVID 19 Diet Project Checkin 2</text:p>
          </draw:text-box>
        </draw:frame>
        <draw:frame presentation:style-name="pr2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asks Accomplished</text:p>
              </text:list-item>
              <text:list-item>
                <text:p>Conclusions Drawn</text:p>
              </text:list-item>
              <text:list-item>
                <text:p>Next Step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Feature Definition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Feature Extraction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Feature Selection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2" draw:text-style-name="P1" draw:layer="layout" svg:width="29.832cm" svg:height="12.954cm" svg:x="1.524cm" svg:y="5.334cm" presentation:class="outline" presentation:user-transformed="true">
          <draw:text-box>
            <text:p>LASSO: Maybe we can compare with the results of bryan’s ridge regression</text:p>
            <text:p/>
            <text:p>SHAP: for feature importance</text:p>
            <text:p/>
            <text:p>Boosting: we will compare boosting to bryan’s ridge regression using cross validation.</text:p>
            <text:p/>
            <text:p>Goal? What is the point of getting feature importance across datasets?</text:p>
            <text:p/>
            <text:p>Goal for project check in 3: recommender system? Is this the kind of problem that fits this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Mixture Regression on Clusters</text:p>
          </draw:text-box>
        </draw:frame>
        <draw:frame presentation:style-name="pr2" draw:text-style-name="P1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LASSO</text:p>
          </draw:text-box>
        </draw:frame>
        <draw:frame presentation:style-name="pr2" draw:text-style-name="P1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Boosting</text:p>
          </draw:text-box>
        </draw:frame>
        <draw:frame presentation:style-name="pr2" draw:text-style-name="P1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SHAP</text:p>
          </draw:text-box>
        </draw:frame>
        <draw:frame presentation:style-name="pr2" draw:text-style-name="P1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Random Forest/DT</text:p>
          </draw:text-box>
        </draw:frame>
        <draw:frame presentation:style-name="pr2" draw:text-style-name="P1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32" presentation:use-date-time-name="dtd1">
        <office:forms form:automatic-focus="false" form:apply-design-mode="false"/>
        <draw:frame presentation:style-name="pr6" draw:text-style-name="P4" draw:layer="layout" svg:width="29.996cm" svg:height="16.255cm" svg:x="1.664cm" svg:y="2.338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, 'Arial Unicode MS'" style:font-charset="x-symbol"/>
    <style:font-face style:name="Lohit Devanagari2" svg:font-family="'Lohit Devanagari'"/>
    <style:font-face style:name="OpenSymbol1" svg:font-family="OpenSymbol, 'Arial Unicode MS'"/>
    <style:font-face style:name="Open Sans2" svg:font-family="'Open Sans'" style:font-family-generic="swiss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Open Sans" svg:font-family="'Open Sans'" style:font-pitch="variable"/>
    <style:font-face style:name="OpenSymbol" svg:font-family="OpenSymbol, 'Arial Unicode M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 Sans3" svg:font-family="'Open Sans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Open Sans2" fo:font-family="'Open Sans'" style:font-family-generic="swiss" fo:font-size="10pt" fo:language="en" fo:country="US" style:letter-kerning="true" style:font-name-asian="Lohit Devanagari1" style:font-family-asian="'Lohit Devanagari'" style:font-pitch-asian="variable" style:language-asian="hi" style:country-asian="IN" style:font-name-complex="Open Sans2" style:font-family-complex="'Open Sans'" style:font-family-generic-complex="swiss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Open Sans2" fo:font-family="'Open Sans'" style:font-family-generic="swiss" fo:font-size="12pt"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style:font-name="Open Sans2" fo:font-family="'Open Sans'" style:font-family-generic="swiss" fo:font-size="12pt" fo:font-style="italic" style:font-name-asian="Lohit Devanagari2" style:font-family-asian="'Lohit Devanagari'" style:font-size-asian="12pt" style:font-style-asian="italic"/>
    </style:style>
    <style:style style:name="List" style:family="graphic">
      <style:paragraph-properties fo:margin-top="0cm" fo:margin-bottom="0.436cm" fo:line-height="115%" style:text-autospace="none"/>
      <style:text-properties style:font-name="Open Sans2" fo:font-family="'Open Sans'" style:font-family-generic="swiss" fo:font-size="12pt"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Open Sans2" fo:font-family="'Open Sans'" style:font-family-generic="swiss" fo:font-size="14pt" style:font-name-asian="Lohit Devanagari1" style:font-family-asian="'Lohit Devanagari'" style:font-pitch-asian="variable" style:font-size-asian="14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20:32:12.283430744</meta:creation-date>
    <meta:editing-duration>PT4H19M34S</meta:editing-duration>
    <meta:editing-cycles>5</meta:editing-cycles>
    <meta:generator>LibreOffice/6.4.6.2$Linux_X86_64 LibreOffice_project/40$Build-2</meta:generator>
    <dc:title>Vivid</dc:title>
    <dc:date>2021-04-08T20:58:19.285117891</dc:date>
    <meta:document-statistic meta:object-count="83"/>
  </office:meta>
</office:document-meta>
</file>